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06538b" officeooo:paragraph-rsid="001eed36"/>
    </style:style>
    <style:style style:name="P9" style:family="paragraph" style:parent-style-name="Standard">
      <style:text-properties officeooo:rsid="00110b01" officeooo:paragraph-rsid="00110b01"/>
    </style:style>
    <style:style style:name="P10" style:family="paragraph" style:parent-style-name="Standard">
      <style:text-properties officeooo:rsid="00074534" officeooo:paragraph-rsid="0012257d"/>
    </style:style>
    <style:style style:name="P11" style:family="paragraph" style:parent-style-name="Standard">
      <style:text-properties officeooo:rsid="00116f65" officeooo:paragraph-rsid="00116f65"/>
    </style:style>
    <style:style style:name="P12" style:family="paragraph" style:parent-style-name="Standard">
      <style:text-properties officeooo:rsid="00116f65" officeooo:paragraph-rsid="0012257d"/>
    </style:style>
    <style:style style:name="P13" style:family="paragraph" style:parent-style-name="Standard">
      <style:text-properties officeooo:rsid="0001d38c" officeooo:paragraph-rsid="00116f65"/>
    </style:style>
    <style:style style:name="P14" style:family="paragraph" style:parent-style-name="Standard">
      <style:text-properties officeooo:rsid="0008fbe4" officeooo:paragraph-rsid="00116f65"/>
    </style:style>
    <style:style style:name="P15" style:family="paragraph" style:parent-style-name="Standard">
      <style:text-properties officeooo:rsid="0013321b" officeooo:paragraph-rsid="0012257d"/>
    </style:style>
    <style:style style:name="P16" style:family="paragraph" style:parent-style-name="Standard">
      <style:text-properties officeooo:rsid="0012257d" officeooo:paragraph-rsid="0012257d"/>
    </style:style>
    <style:style style:name="P17" style:family="paragraph" style:parent-style-name="Standard">
      <style:text-properties officeooo:rsid="00126897" officeooo:paragraph-rsid="00126897"/>
    </style:style>
    <style:style style:name="P18" style:family="paragraph" style:parent-style-name="Standard">
      <style:text-properties officeooo:rsid="00126897" officeooo:paragraph-rsid="0015875e"/>
    </style:style>
    <style:style style:name="P19" style:family="paragraph" style:parent-style-name="Standard">
      <style:text-properties officeooo:rsid="00133edb" officeooo:paragraph-rsid="00133edb"/>
    </style:style>
    <style:style style:name="P20" style:family="paragraph" style:parent-style-name="Standard">
      <style:text-properties officeooo:rsid="0014a6b4" officeooo:paragraph-rsid="0014a6b4"/>
    </style:style>
    <style:style style:name="P21" style:family="paragraph" style:parent-style-name="Standard">
      <style:text-properties officeooo:rsid="0004bf42" officeooo:paragraph-rsid="001523ae"/>
    </style:style>
    <style:style style:name="P22" style:family="paragraph" style:parent-style-name="Standard">
      <style:text-properties officeooo:rsid="00043fe5" officeooo:paragraph-rsid="001523ae"/>
    </style:style>
    <style:style style:name="P23" style:family="paragraph" style:parent-style-name="Standard">
      <style:text-properties officeooo:rsid="001523ae" officeooo:paragraph-rsid="001523ae"/>
    </style:style>
    <style:style style:name="P24" style:family="paragraph" style:parent-style-name="Standard">
      <style:text-properties officeooo:rsid="0015875e" officeooo:paragraph-rsid="0015875e"/>
    </style:style>
    <style:style style:name="P25" style:family="paragraph" style:parent-style-name="Standard">
      <style:text-properties officeooo:rsid="00163d19" officeooo:paragraph-rsid="00163d19"/>
    </style:style>
    <style:style style:name="P26" style:family="paragraph" style:parent-style-name="Standard">
      <style:text-properties officeooo:rsid="001712da" officeooo:paragraph-rsid="001712da"/>
    </style:style>
    <style:style style:name="P27" style:family="paragraph" style:parent-style-name="Standard">
      <style:text-properties officeooo:rsid="0018796b" officeooo:paragraph-rsid="0018cd44"/>
    </style:style>
    <style:style style:name="P28" style:family="paragraph" style:parent-style-name="Standard">
      <style:text-properties officeooo:rsid="0018cd44" officeooo:paragraph-rsid="0018cd44"/>
    </style:style>
    <style:style style:name="P29" style:family="paragraph" style:parent-style-name="Standard">
      <style:text-properties officeooo:rsid="001d002a" officeooo:paragraph-rsid="001d002a"/>
    </style:style>
    <style:style style:name="P30" style:family="paragraph" style:parent-style-name="Standard">
      <style:text-properties officeooo:rsid="001d002a" officeooo:paragraph-rsid="00241b3d"/>
    </style:style>
    <style:style style:name="P31" style:family="paragraph" style:parent-style-name="Standard">
      <style:text-properties officeooo:rsid="001e4f27" officeooo:paragraph-rsid="001e4f27"/>
    </style:style>
    <style:style style:name="P32" style:family="paragraph" style:parent-style-name="Standard">
      <style:text-properties officeooo:rsid="001e4f27" officeooo:paragraph-rsid="001ed4e0"/>
    </style:style>
    <style:style style:name="P33" style:family="paragraph" style:parent-style-name="Standard">
      <style:text-properties officeooo:rsid="001ed4e0" officeooo:paragraph-rsid="001ed4e0"/>
    </style:style>
    <style:style style:name="P34" style:family="paragraph" style:parent-style-name="Standard">
      <style:text-properties officeooo:rsid="001eed36" officeooo:paragraph-rsid="001eed36"/>
    </style:style>
    <style:style style:name="P35" style:family="paragraph" style:parent-style-name="Standard">
      <style:text-properties officeooo:rsid="001f4b12" officeooo:paragraph-rsid="001f4b12"/>
    </style:style>
    <style:style style:name="P36" style:family="paragraph" style:parent-style-name="Standard">
      <style:text-properties officeooo:rsid="001fe3a4" officeooo:paragraph-rsid="001fe3a4"/>
    </style:style>
    <style:style style:name="P37" style:family="paragraph" style:parent-style-name="Standard">
      <style:text-properties officeooo:rsid="0023c3f9" officeooo:paragraph-rsid="0023c3f9"/>
    </style:style>
    <style:style style:name="P38" style:family="paragraph" style:parent-style-name="Standard">
      <style:text-properties officeooo:rsid="0023c3f9" officeooo:paragraph-rsid="00241b3d"/>
    </style:style>
    <style:style style:name="P39" style:family="paragraph" style:parent-style-name="Standard">
      <style:text-properties officeooo:rsid="00241b3d" officeooo:paragraph-rsid="00241b3d"/>
    </style:style>
    <style:style style:name="P40" style:family="paragraph" style:parent-style-name="Standard">
      <style:text-properties officeooo:rsid="0024e149" officeooo:paragraph-rsid="0024e149"/>
    </style:style>
    <style:style style:name="P41" style:family="paragraph" style:parent-style-name="Standard">
      <style:text-properties officeooo:rsid="001f4b12" officeooo:paragraph-rsid="001f4b12"/>
    </style:style>
    <style:style style:name="P42" style:family="paragraph" style:parent-style-name="Standard">
      <style:text-properties officeooo:rsid="001f4b12" officeooo:paragraph-rsid="002abf59"/>
    </style:style>
    <style:style style:name="P43" style:family="paragraph" style:parent-style-name="Standard">
      <style:text-properties officeooo:rsid="001ed4e0" officeooo:paragraph-rsid="001ed4e0"/>
    </style:style>
    <style:style style:name="P44" style:family="paragraph" style:parent-style-name="Standard">
      <style:text-properties officeooo:rsid="002abf59" officeooo:paragraph-rsid="002abf59"/>
    </style:style>
    <style:style style:name="P45" style:family="paragraph" style:parent-style-name="Standard">
      <style:text-properties officeooo:rsid="0023c3f9" officeooo:paragraph-rsid="0023c3f9"/>
    </style:style>
    <style:style style:name="P46" style:family="paragraph" style:parent-style-name="Standard">
      <style:text-properties officeooo:rsid="0023c3f9" officeooo:paragraph-rsid="002aca59"/>
    </style:style>
    <style:style style:name="P47" style:family="paragraph" style:parent-style-name="Standard">
      <style:text-properties officeooo:rsid="0023c3f9" officeooo:paragraph-rsid="002b1bda"/>
    </style:style>
    <style:style style:name="P48" style:family="paragraph" style:parent-style-name="Standard">
      <style:text-properties officeooo:rsid="0023c3f9" officeooo:paragraph-rsid="00241b3d"/>
    </style:style>
    <style:style style:name="P49" style:family="paragraph" style:parent-style-name="Standard">
      <style:text-properties officeooo:rsid="0023c3f9" officeooo:paragraph-rsid="002ce574"/>
    </style:style>
    <style:style style:name="P50" style:family="paragraph" style:parent-style-name="Standard">
      <style:text-properties officeooo:rsid="002aca59" officeooo:paragraph-rsid="002aca59"/>
    </style:style>
    <style:style style:name="P51" style:family="paragraph" style:parent-style-name="Standard">
      <style:text-properties officeooo:rsid="002aca59" officeooo:paragraph-rsid="002b1bda"/>
    </style:style>
    <style:style style:name="P52" style:family="paragraph" style:parent-style-name="Standard">
      <style:text-properties officeooo:rsid="002aca59" officeooo:paragraph-rsid="002ce574"/>
    </style:style>
    <style:style style:name="P53" style:family="paragraph" style:parent-style-name="Standard">
      <style:text-properties officeooo:rsid="001d002a" officeooo:paragraph-rsid="002aca59"/>
    </style:style>
    <style:style style:name="P54" style:family="paragraph" style:parent-style-name="Standard">
      <style:text-properties officeooo:rsid="001d002a" officeooo:paragraph-rsid="002b1bda"/>
    </style:style>
    <style:style style:name="P55" style:family="paragraph" style:parent-style-name="Standard">
      <style:text-properties officeooo:rsid="001d002a" officeooo:paragraph-rsid="002ce574"/>
    </style:style>
    <style:style style:name="T1" style:family="text">
      <style:text-properties officeooo:rsid="001ed4e0"/>
    </style:style>
    <style:style style:name="T2" style:family="text">
      <style:text-properties officeooo:rsid="0023c3f9"/>
    </style:style>
    <style:style style:name="T3" style:family="text">
      <style:text-properties officeooo:rsid="002578b6"/>
    </style:style>
    <style:style style:name="T4" style:family="text">
      <style:text-properties officeooo:rsid="002abf59"/>
    </style:style>
    <style:style style:name="T5" style:family="text">
      <style:text-properties officeooo:rsid="002b1bda"/>
    </style:style>
    <style:style style:name="T6" style:family="text">
      <style:text-properties officeooo:rsid="002ce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9">Şirket sahibi</text:p>
      <text:p text:style-name="P9">******************************</text:p>
      <text:p text:style-name="P9">adı</text:p>
      <text:p text:style-name="P9">soyadı</text:p>
      <text:p text:style-name="P9">kimlik No</text:p>
      <text:p text:style-name="P9">email</text:p>
      <text:p text:style-name="P9">telefon</text:p>
      <text:p text:style-name="P9">doğum tarihi</text:p>
      <text:p text:style-name="P9">doğum yeri</text:p>
      <text:p text:style-name="P9">Meslek</text:p>
      <text:p text:style-name="P9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9">Şirket türü</text:p>
      <text:p text:style-name="P9">**************************</text:p>
      <text:p text:style-name="P9">id</text:p>
      <text:p text:style-name="P9">şirket türü</text:p>
      <text:p text:style-name="P9"/>
      <text:p text:style-name="P9"/>
      <text:p text:style-name="P9">Şirket sahibi Şirkete Sahiptir</text:p>
      <text:p text:style-name="P9">****************************</text:p>
      <text:p text:style-name="P9">id</text:p>
      <text:p text:style-name="P9">şirket sahibiId</text:p>
      <text:p text:style-name="P9">şirketId</text:p>
      <text:p text:style-name="P9">------------------------------------------------------------------------------------------------------------------------</text:p>
      <text:p text:style-name="P9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1"><text:soft-page-break/>Şirket Fabrikaya Sahiptir</text:p>
      <text:p text:style-name="P11">***********************************</text:p>
      <text:p text:style-name="P11">id</text:p>
      <text:p text:style-name="P11">şirketId</text:p>
      <text:p text:style-name="P11">fabrikaId</text:p>
      <text:p text:style-name="P11">------------------------------------------------------------------------------------------------------------------------</text:p>
      <text:p text:style-name="P11"/>
      <text:p text:style-name="P13">Market</text:p>
      <text:p text:style-name="P13">************************</text:p>
      <text:p text:style-name="P11">id</text:p>
      <text:p text:style-name="P13">adı</text:p>
      <text:p text:style-name="P13">adresi</text:p>
      <text:p text:style-name="P14">telefon</text:p>
      <text:p text:style-name="P14">email</text:p>
      <text:p text:style-name="P14"/>
      <text:p text:style-name="P14"/>
      <text:p text:style-name="P14"/>
      <text:p text:style-name="P11">Şirket Markete Sahiptir</text:p>
      <text:p text:style-name="P11">****************************************</text:p>
      <text:p text:style-name="P11">id</text:p>
      <text:p text:style-name="P11">şirketId</text:p>
      <text:p text:style-name="P11">marketId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6">Depo</text:p>
      <text:p text:style-name="P16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6">Şirket Depoya Sahiptir</text:p>
      <text:p text:style-name="P16">*********************************</text:p>
      <text:p text:style-name="P16">id</text:p>
      <text:p text:style-name="P16">şirketId</text:p>
      <text:p text:style-name="P16">depoId</text:p>
      <text:p text:style-name="P16">------------------------------------------------------------------------------------------------------------------------</text:p>
      <text:p text:style-name="P16"/>
      <text:p text:style-name="P11"/>
      <text:p text:style-name="P5">ürün</text:p>
      <text:p text:style-name="P5">***************************</text:p>
      <text:p text:style-name="P26">id</text:p>
      <text:p text:style-name="P5">ad</text:p>
      <text:p text:style-name="P5">türü</text:p>
      <text:p text:style-name="P15">ürün birim</text:p>
      <text:p text:style-name="P15">ürün adet</text:p>
      <text:p text:style-name="P8">üretim maliyeti</text:p>
      <text:p text:style-name="P34">kar mikatarı</text:p>
      <text:p text:style-name="P34">satış fiyatı</text:p>
      <text:p text:style-name="P5"><text:soft-page-break/></text:p>
      <text:p text:style-name="P12">ürün türü</text:p>
      <text:p text:style-name="P12">*****************************</text:p>
      <text:p text:style-name="P12">id</text:p>
      <text:p text:style-name="P12">ürün tür</text:p>
      <text:p text:style-name="P12"/>
      <text:p text:style-name="P12">ürün birim</text:p>
      <text:p text:style-name="P12">*****************************</text:p>
      <text:p text:style-name="P12">id</text:p>
      <text:p text:style-name="P12">ürün birim</text:p>
      <text:p text:style-name="P12">------------------------------------------------------------------------------------------------------------------------</text:p>
      <text:p text:style-name="P12"/>
      <text:p text:style-name="P10">işçi</text:p>
      <text:p text:style-name="P10">*********************************</text:p>
      <text:p text:style-name="P10">kimlik no</text:p>
      <text:p text:style-name="P10">ad</text:p>
      <text:p text:style-name="P10">soyad</text:p>
      <text:p text:style-name="P10">cinsiyet</text:p>
      <text:p text:style-name="P10">telefon</text:p>
      <text:p text:style-name="P10">email</text:p>
      <text:p text:style-name="P16"/>
      <text:p text:style-name="P16"/>
      <text:p text:style-name="P17">iş yeri türleri</text:p>
      <text:p text:style-name="P17">*********************************</text:p>
      <text:p text:style-name="P17">id</text:p>
      <text:p text:style-name="P17">işyeritürü</text:p>
      <text:p text:style-name="P17"/>
      <text:p text:style-name="P17"/>
      <text:p text:style-name="P17">görev türüleri</text:p>
      <text:p text:style-name="P17">**********************************</text:p>
      <text:p text:style-name="P17">id</text:p>
      <text:p text:style-name="P17">görev</text:p>
      <text:p text:style-name="P17">iş yeri türü</text:p>
      <text:p text:style-name="P17"/>
      <text:p text:style-name="P20">görev değer</text:p>
      <text:p text:style-name="P20">************************************</text:p>
      <text:p text:style-name="P20">id</text:p>
      <text:p text:style-name="P20">görev değer</text:p>
      <text:p text:style-name="P17"/>
      <text:p text:style-name="P17"/>
      <text:p text:style-name="P17">rütbe türleri</text:p>
      <text:p text:style-name="P17">*************************************</text:p>
      <text:p text:style-name="P17">id</text:p>
      <text:p text:style-name="P17">rütbe</text:p>
      <text:p text:style-name="P17">iş yeri türü</text:p>
      <text:p text:style-name="P17"/>
      <text:p text:style-name="P20">rütbe değer</text:p>
      <text:p text:style-name="P20">************************************</text:p>
      <text:p text:style-name="P20">id</text:p>
      <text:p text:style-name="P20">rütbe değer</text:p>
      <text:p text:style-name="P20"/>
      <text:p text:style-name="P20"/>
      <text:p text:style-name="P19"><text:soft-page-break/>işçi şu görevde şu rütbeye sahiptir</text:p>
      <text:p text:style-name="P19">****************************************</text:p>
      <text:p text:style-name="P19">işçi id</text:p>
      <text:p text:style-name="P19">görev id</text:p>
      <text:p text:style-name="P19">rütbe id</text:p>
      <text:p text:style-name="P20">maaş=görev değer +rütbe değer</text:p>
      <text:p text:style-name="P20"/>
      <text:p text:style-name="P20"/>
      <text:p text:style-name="P20">------------------------------------------------------------------------------------------------------------------------</text:p>
      <text:p text:style-name="P20"/>
      <text:p text:style-name="P22">Araç</text:p>
      <text:p text:style-name="P22">************************</text:p>
      <text:p text:style-name="P22">id</text:p>
      <text:p text:style-name="P22">türü</text:p>
      <text:p text:style-name="P22">marka</text:p>
      <text:p text:style-name="P22">model</text:p>
      <text:p text:style-name="P22">plaka numarası</text:p>
      <text:p text:style-name="P22">saşe numarası</text:p>
      <text:p text:style-name="P22">gidilen km miktarı</text:p>
      <text:p text:style-name="P21">alınma tarihi</text:p>
      <text:p text:style-name="P21">alındığı fiyat</text:p>
      <text:p text:style-name="P21">şu anki değeri</text:p>
      <text:p text:style-name="P21"/>
      <text:p text:style-name="P21"/>
      <text:p text:style-name="P23">Araç türü</text:p>
      <text:p text:style-name="P23">***************************</text:p>
      <text:p text:style-name="P23">id</text:p>
      <text:p text:style-name="P23">tür</text:p>
      <text:p text:style-name="P23"/>
      <text:p text:style-name="P23">Araç marka</text:p>
      <text:p text:style-name="P23">****************************</text:p>
      <text:p text:style-name="P23">id </text:p>
      <text:p text:style-name="P23">marka</text:p>
      <text:p text:style-name="P23"/>
      <text:p text:style-name="P23"/>
      <text:p text:style-name="P23">Araç model</text:p>
      <text:p text:style-name="P23">*****************************</text:p>
      <text:p text:style-name="P23">id </text:p>
      <text:p text:style-name="P23">markaId</text:p>
      <text:p text:style-name="P23">model</text:p>
      <text:p text:style-name="P17"/>
      <text:p text:style-name="P17"/>
      <text:p text:style-name="P17">------------------------------------------------------------------------------------------------------------------------</text:p>
      <text:p text:style-name="P17"/>
      <text:p text:style-name="P24">malzeme</text:p>
      <text:p text:style-name="P24">************************</text:p>
      <text:p text:style-name="P24">id</text:p>
      <text:p text:style-name="P24">ad</text:p>
      <text:p text:style-name="P24">alınma tarihi</text:p>
      <text:p text:style-name="P24">alındığı fiyat</text:p>
      <text:p text:style-name="P18">------------------------------------------------------------------------------------------------------------------------</text:p>
      <text:p text:style-name="P18"/>
      <text:p text:style-name="P24"><text:soft-page-break/>Fabrika İşçiye sahiptir</text:p>
      <text:p text:style-name="P24">*****************************</text:p>
      <text:p text:style-name="P24">id</text:p>
      <text:p text:style-name="P24">fabrikaId</text:p>
      <text:p text:style-name="P24">işçiId</text:p>
      <text:p text:style-name="P24"/>
      <text:p text:style-name="P25">Fabrika Araca Sahiptir</text:p>
      <text:p text:style-name="P25">******************************</text:p>
      <text:p text:style-name="P25">id</text:p>
      <text:p text:style-name="P25">fabrikaId</text:p>
      <text:p text:style-name="P25">AraçId</text:p>
      <text:p text:style-name="P25"/>
      <text:p text:style-name="P25">Fabrika Malzemeye Sahiptir</text:p>
      <text:p text:style-name="P25">******************************</text:p>
      <text:p text:style-name="P25">id</text:p>
      <text:p text:style-name="P25">fabrikaId</text:p>
      <text:p text:style-name="P25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8">Depo İşçiye Sahiptir</text:p>
      <text:p text:style-name="P28">**********************************</text:p>
      <text:p text:style-name="P28">id</text:p>
      <text:p text:style-name="P28">depoId</text:p>
      <text:p text:style-name="P28">işçiId</text:p>
      <text:p text:style-name="P28"/>
      <text:p text:style-name="P28"/>
      <text:p text:style-name="P28">Depo Araca Sahiptir</text:p>
      <text:p text:style-name="P28">***********************************</text:p>
      <text:p text:style-name="P28">id</text:p>
      <text:p text:style-name="P28">DepoId</text:p>
      <text:p text:style-name="P28">AraçId</text:p>
      <text:p text:style-name="P28"/>
      <text:p text:style-name="P28"/>
      <text:p text:style-name="P28">Depo Malzemeye Sahiptir</text:p>
      <text:p text:style-name="P28">***********************************</text:p>
      <text:p text:style-name="P28">id</text:p>
      <text:p text:style-name="P28">depoId</text:p>
      <text:p text:style-name="P28">MalzemeId</text:p>
      <text:p text:style-name="P28">------------------------------------------------------------------------------------------------------------------------</text:p>
      <text:p text:style-name="P28"/>
      <text:p text:style-name="P28">Market İşçiye Sahiptir</text:p>
      <text:p text:style-name="P28">****************************************</text:p>
      <text:p text:style-name="P28">id</text:p>
      <text:p text:style-name="P28">işçiId</text:p>
      <text:p text:style-name="P28">marketId</text:p>
      <text:p text:style-name="P28"/>
      <text:p text:style-name="P28"/>
      <text:p text:style-name="P28"/>
      <text:p text:style-name="P28">Market Araca Sahiptir</text:p>
      <text:p text:style-name="P28">******************************************</text:p>
      <text:p text:style-name="P28">id</text:p>
      <text:p text:style-name="P28"><text:soft-page-break/>marketId</text:p>
      <text:p text:style-name="P28">AraçId</text:p>
      <text:p text:style-name="P28"/>
      <text:p text:style-name="P28"/>
      <text:p text:style-name="P28">Market Malzemeye Sahiptir</text:p>
      <text:p text:style-name="P28">*******************************************</text:p>
      <text:p text:style-name="P28">id </text:p>
      <text:p text:style-name="P28">MarketId</text:p>
      <text:p text:style-name="P28">MalzemeId</text:p>
      <text:p text:style-name="P28"/>
      <text:p text:style-name="P28"/>
      <text:p text:style-name="P28">------------------------------------------------------------------------------------------------------------------------</text:p>
      <text:p text:style-name="P28"/>
      <text:p text:style-name="P27">Fabrika Ürün Üretir</text:p>
      <text:p text:style-name="P27">*******************************</text:p>
      <text:p text:style-name="P27">id</text:p>
      <text:p text:style-name="P27">ürünId</text:p>
      <text:p text:style-name="P27">FabrikaId</text:p>
      <text:p text:style-name="P7">üretim tarihi</text:p>
      <text:p text:style-name="P7">son tüketim tarihi</text:p>
      <text:p text:style-name="P7"/>
      <text:p text:style-name="P35">Fabrika depolar</text:p>
      <text:p text:style-name="P35">********************************</text:p>
      <text:p text:style-name="P35">id</text:p>
      <text:p text:style-name="P36">fabrikaId</text:p>
      <text:p text:style-name="P36">ürünId</text:p>
      <text:p text:style-name="P36">toplamAdet</text:p>
      <text:p text:style-name="P35"/>
      <text:p text:style-name="P35"/>
      <text:p text:style-name="P42">fabrikada bulunan ürünler </text:p>
      <text:p text:style-name="P42">***************************</text:p>
      <text:p text:style-name="P42">id </text:p>
      <text:p text:style-name="P42">barkod(fabrikaÜrünÜretirId) </text:p>
      <text:p text:style-name="P42">ürünId </text:p>
      <text:p text:style-name="P42">FabrikaId </text:p>
      <text:p text:style-name="P42">üretim tarihi </text:p>
      <text:p text:style-name="P42">son tüketim tarihi </text:p>
      <text:p text:style-name="P35"/>
      <text:p text:style-name="P7">------------------------------------------------------------------------------------------------------------------------</text:p>
      <text:p text:style-name="P29"/>
      <text:p text:style-name="P29">Fabrika <text:span text:style-name="T2">Markete </text:span>Ürün Yollar</text:p>
      <text:p text:style-name="P29">********************************</text:p>
      <text:p text:style-name="P29">id</text:p>
      <text:p text:style-name="P29">fabrikaId</text:p>
      <text:p text:style-name="P37">marketId</text:p>
      <text:p text:style-name="P37">ürünId</text:p>
      <text:p text:style-name="P37">adet</text:p>
      <text:p text:style-name="P29">GönderimAracId</text:p>
      <text:p text:style-name="P37">gönderimTarihi</text:p>
      <text:p text:style-name="P37"/>
      <text:p text:style-name="P37"/>
      <text:p text:style-name="P37"/>
      <text:p text:style-name="P50"><text:soft-page-break/>fabrika markete ürün gönderir detay</text:p>
      <text:p text:style-name="P50">**************************************</text:p>
      <text:p text:style-name="P50">id</text:p>
      <text:p text:style-name="P50">fabrikaId</text:p>
      <text:p text:style-name="P50">marketId</text:p>
      <text:p text:style-name="P50">barkodId</text:p>
      <text:p text:style-name="P53">GönderimAracId</text:p>
      <text:p text:style-name="P46">gönderimTarihi</text:p>
      <text:p text:style-name="P46"/>
      <text:p text:style-name="P46"/>
      <text:p text:style-name="P46"/>
      <text:p text:style-name="P54"/>
      <text:p text:style-name="P54">Fabrika <text:span text:style-name="T5">depoya</text:span><text:span text:style-name="T2"> </text:span>Ürün Yollar</text:p>
      <text:p text:style-name="P54">********************************</text:p>
      <text:p text:style-name="P54">id</text:p>
      <text:p text:style-name="P54">fabrikaId</text:p>
      <text:p text:style-name="P47"><text:span text:style-name="T5">depo</text:span>Id</text:p>
      <text:p text:style-name="P47">ürünId</text:p>
      <text:p text:style-name="P47">adet</text:p>
      <text:p text:style-name="P54">GönderimAracId</text:p>
      <text:p text:style-name="P47">gönderimTarihi</text:p>
      <text:p text:style-name="P47"/>
      <text:p text:style-name="P47"/>
      <text:p text:style-name="P47"/>
      <text:p text:style-name="P51">fabrika <text:span text:style-name="T5">depoya</text:span> ürün gönderir detay</text:p>
      <text:p text:style-name="P51">**************************************</text:p>
      <text:p text:style-name="P51">id</text:p>
      <text:p text:style-name="P51">fabrikaId</text:p>
      <text:p text:style-name="P51"><text:span text:style-name="T5">depo</text:span>Id</text:p>
      <text:p text:style-name="P51">barkodId</text:p>
      <text:p text:style-name="P54">GönderimAracId</text:p>
      <text:p text:style-name="P47">gönderimTarihi</text:p>
      <text:p text:style-name="P46"/>
      <text:p text:style-name="P46"/>
      <text:p text:style-name="P46"/>
      <text:p text:style-name="P46"/>
      <text:p text:style-name="P46"/>
      <text:p text:style-name="P7">------------------------------------------------------------------------------------------------------------------------</text:p>
      <text:p text:style-name="P7"/>
      <text:p text:style-name="P7"/>
      <text:p text:style-name="P31">Market Depolar</text:p>
      <text:p text:style-name="P31">*********************************</text:p>
      <text:p text:style-name="P31">id</text:p>
      <text:p text:style-name="P31">MarketId</text:p>
      <text:p text:style-name="P33">ÜrünId</text:p>
      <text:p text:style-name="P33">Toplam Miktar</text:p>
      <text:p text:style-name="P33"/>
      <text:p text:style-name="P33"/>
      <text:p text:style-name="P44">markette bulunan ürünler</text:p>
      <text:p text:style-name="P44">************************************</text:p>
      <text:p text:style-name="P42">id </text:p>
      <text:p text:style-name="P42">barkod(fabrikaÜrünÜretirId) </text:p>
      <text:p text:style-name="P42"><text:soft-page-break/>ürünId </text:p>
      <text:p text:style-name="P42"><text:span text:style-name="T4">market</text:span>Id </text:p>
      <text:p text:style-name="P42"/>
      <text:p text:style-name="P31">-----------------------------------------------------------------------------------------------------------------------</text:p>
      <text:p text:style-name="P31"/>
      <text:p text:style-name="P31">Depo <text:s/>Depolar</text:p>
      <text:p text:style-name="P31">*********************************</text:p>
      <text:p text:style-name="P31">id</text:p>
      <text:p text:style-name="P32"><text:span text:style-name="T1">Depo</text:span>Id</text:p>
      <text:p text:style-name="P33">ÜrünId</text:p>
      <text:p text:style-name="P33">Toplam Miktar</text:p>
      <text:p text:style-name="P33"/>
      <text:p text:style-name="P44">depoda bulunan ürünler</text:p>
      <text:p text:style-name="P44">************************************</text:p>
      <text:p text:style-name="P42">id </text:p>
      <text:p text:style-name="P42">barkod(fabrikaÜrünÜretirId) </text:p>
      <text:p text:style-name="P42">ürünId </text:p>
      <text:p text:style-name="P42"><text:span text:style-name="T4">depo</text:span>Id </text:p>
      <text:p text:style-name="P33"/>
      <text:p text:style-name="P33">------------------------------------------------------------------------------------------------------------------------</text:p>
      <text:p text:style-name="P33"/>
      <text:p text:style-name="P33"/>
      <text:p text:style-name="P39">Depo Markete Ürün <text:span text:style-name="T3">yollar</text:span></text:p>
      <text:p text:style-name="P39">**********************************</text:p>
      <text:p text:style-name="P39">id</text:p>
      <text:p text:style-name="P39">depoId</text:p>
      <text:p text:style-name="P39">marketId</text:p>
      <text:p text:style-name="P39">ürünId</text:p>
      <text:p text:style-name="P39">adet</text:p>
      <text:p text:style-name="P30">GönderimAracId</text:p>
      <text:p text:style-name="P38">gönderimTarihi</text:p>
      <text:p text:style-name="P38"/>
      <text:p text:style-name="P38"/>
      <text:p text:style-name="P38"/>
      <text:p text:style-name="P49"/>
      <text:p text:style-name="P49"/>
      <text:p text:style-name="P49"/>
      <text:p text:style-name="P52"><text:span text:style-name="T6">depo</text:span> markete ürün gönderir detay</text:p>
      <text:p text:style-name="P52">**************************************</text:p>
      <text:p text:style-name="P52">id</text:p>
      <text:p text:style-name="P52"><text:span text:style-name="T6">depo</text:span>Id</text:p>
      <text:p text:style-name="P52">marketId</text:p>
      <text:p text:style-name="P52">barkodId</text:p>
      <text:p text:style-name="P55">GönderimAracId</text:p>
      <text:p text:style-name="P49">gönderimTarihi</text:p>
      <text:p text:style-name="P38"/>
      <text:p text:style-name="P38"/>
      <text:p text:style-name="P40">------------------------------------------------------------------------------------------------------------------------</text:p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3T19:14:06.238000000</dc:date>
    <meta:editing-duration>PT3H52M13S</meta:editing-duration>
    <meta:editing-cycles>21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313" meta:word-count="437" meta:character-count="5837" meta:non-whitespace-character-count="5694"/>
  </office:meta>
</office:document-meta>
</file>